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2.6146in" fo:margin-right="2.5811in" fo:margin-top="0.0008in" fo:margin-bottom="0in" style:contextual-spacing="false" fo:line-height="0.1764in" fo:text-align="center" style:justify-single-word="false" fo:orphans="0" fo:widows="0" fo:text-indent="0in" style:auto-text-indent="false" style:text-autospace="none"/>
    </style:style>
    <style:style style:name="P2" style:family="paragraph" style:parent-style-name="Standard">
      <style:paragraph-properties fo:margin-left="2.6138in" fo:margin-right="2.6571in" fo:margin-top="0in" fo:margin-bottom="0in" style:contextual-spacing="false" fo:line-height="0.1728in" fo:text-align="center" style:justify-single-word="false" fo:orphans="0" fo:widows="0" fo:text-indent="0in" style:auto-text-indent="false" style:text-autospace="none"/>
    </style:style>
    <style:style style:name="P3" style:family="paragraph" style:parent-style-name="Standard">
      <style:paragraph-properties fo:margin-left="2.2181in" fo:margin-right="2.2264in" fo:margin-top="0.0008in" fo:margin-bottom="0in" style:contextual-spacing="false" fo:line-height="100%" fo:text-align="center" style:justify-single-word="false" fo:orphans="0" fo:widows="0" fo:text-indent="0in" style:auto-text-indent="false" style:text-autospace="none"/>
    </style:style>
    <style:style style:name="P4" style:family="paragraph" style:parent-style-name="Standard">
      <style:paragraph-properties fo:margin-left="2.2181in" fo:margin-right="2.2264in" fo:margin-top="0.0008in" fo:margin-bottom="0in" style:contextual-spacing="false" fo:line-height="100%" fo:text-align="center" style:justify-single-word="false" fo:orphans="0" fo:widows="0" fo:text-indent="0in" style:auto-text-indent="false" style:text-autospace="non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0709in" fo:margin-right="0in" fo:margin-top="0in" fo:margin-bottom="0in" style:contextual-spacing="false" fo:line-height="100%" fo:orphans="0" fo:widows="0" fo:text-indent="0in" style:auto-text-indent="false" style:text-autospace="none"/>
    </style:style>
    <style:style style:name="P6" style:family="paragraph" style:parent-style-name="Standard">
      <style:paragraph-properties fo:margin-left="0.0709in" fo:margin-right="0in" fo:margin-top="0in" fo:margin-bottom="0in" style:contextual-spacing="false" fo:line-height="0.1752in" fo:orphans="0" fo:widows="0" fo:text-indent="0in" style:auto-text-indent="false" style:text-autospace="none"/>
    </style:style>
    <style:style style:name="P7" style:family="paragraph" style:parent-style-name="Standard">
      <style:paragraph-properties fo:margin-top="0.0091in" fo:margin-bottom="0in" style:contextual-spacing="false" fo:line-height="0.1665in" fo:orphans="0" fo:widows="0"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.0437in" fo:margin-right="0.0602in" fo:margin-top="0in" fo:margin-bottom="0in" style:contextual-spacing="false" fo:line-height="100%" fo:text-align="center" style:justify-single-word="false" fo:orphans="0" fo:widows="0" fo:text-indent="0in" style:auto-text-indent="false" style:text-autospace="none">
        <style:tab-stops>
          <style:tab-stop style:position="5.3335in"/>
        </style:tab-stops>
      </style:paragraph-properties>
    </style:style>
    <style:style style:name="P9" style:family="paragraph" style:parent-style-name="Standard">
      <style:paragraph-properties fo:margin-left="0.5709in" fo:margin-right="0in" fo:margin-top="0.0118in" fo:margin-bottom="0in" style:contextual-spacing="false" fo:line-height="100%" fo:orphans="0" fo:widows="0" fo:text-indent="0in" style:auto-text-indent="false" style:text-autospace="none"/>
    </style:style>
    <style:style style:name="P10" style:family="paragraph" style:parent-style-name="Standard">
      <style:paragraph-properties fo:margin-left="0.5709in" fo:margin-right="0in" fo:margin-top="0.0244in" fo:margin-bottom="0in" style:contextual-spacing="false" fo:line-height="100%" fo:orphans="0" fo:widows="0" fo:text-indent="0in" style:auto-text-indent="false" style:text-autospace="none"/>
    </style:style>
    <style:style style:name="P11" style:family="paragraph" style:parent-style-name="Standard">
      <style:paragraph-properties fo:margin-left="0.5709in" fo:margin-right="0in" fo:margin-top="0.0228in" fo:margin-bottom="0in" style:contextual-spacing="false" fo:line-height="100%" fo:orphans="0" fo:widows="0" fo:text-indent="0in" style:auto-text-indent="false" style:text-autospace="none"/>
    </style:style>
    <style:style style:name="P12" style:family="paragraph" style:parent-style-name="Standard">
      <style:paragraph-properties fo:margin-top="0.0063in" fo:margin-bottom="0in" style:contextual-spacing="false" fo:line-height="0.1807in" fo:orphans="0" fo:widows="0" style:text-autospace="none"/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margin-left="0.0457in" fo:margin-right="0.0465in" fo:margin-top="0in" fo:margin-bottom="0in" style:contextual-spacing="false" fo:line-height="100%" fo:text-align="center" style:justify-single-word="false" fo:orphans="0" fo:widows="0" fo:text-indent="0in" style:auto-text-indent="false" style:text-autospace="none">
        <style:tab-stops>
          <style:tab-stop style:position="5.2083in"/>
        </style:tab-stops>
      </style:paragraph-properties>
    </style:style>
    <style:style style:name="P14" style:family="paragraph" style:parent-style-name="Standard">
      <style:paragraph-properties fo:margin-left="0.0457in" fo:margin-right="0.0472in" fo:margin-top="0.0008in" fo:margin-bottom="0in" style:contextual-spacing="false" fo:line-height="100%" fo:text-align="center" style:justify-single-word="false" fo:orphans="0" fo:widows="0" fo:text-indent="0in" style:auto-text-indent="false" style:text-autospace="none">
        <style:tab-stops>
          <style:tab-stop style:position="5.2083in"/>
        </style:tab-stops>
      </style:paragraph-properties>
    </style:style>
    <style:style style:name="P15" style:family="paragraph" style:parent-style-name="Standard">
      <style:paragraph-properties fo:margin-left="0.7583in" fo:margin-right="0in" fo:margin-top="0.0118in" fo:margin-bottom="0in" style:contextual-spacing="false" fo:line-height="100%" fo:orphans="0" fo:widows="0" fo:text-indent="0in" style:auto-text-indent="false" style:text-autospace="none"/>
    </style:style>
    <style:style style:name="P16" style:family="paragraph" style:parent-style-name="Standard">
      <style:paragraph-properties fo:margin-left="0.7583in" fo:margin-right="0.5327in" fo:margin-top="0.0244in" fo:margin-bottom="0in" style:contextual-spacing="false" fo:line-height="112%" fo:orphans="0" fo:widows="0" fo:text-indent="0in" style:auto-text-indent="false" style:text-autospace="none"/>
    </style:style>
    <style:style style:name="P17" style:family="paragraph" style:parent-style-name="Standard">
      <style:paragraph-properties fo:margin-top="0.0134in" fo:margin-bottom="0in" style:contextual-spacing="false" fo:line-height="0.1528in" fo:orphans="0" fo:widows="0" style:text-autospace="none"/>
      <style:text-properties style:font-name="Times New Roman"/>
    </style:style>
    <style:style style:name="P18" style:family="paragraph" style:parent-style-name="Standard">
      <style:paragraph-properties fo:margin-left="0.0437in" fo:margin-right="0.0728in" fo:margin-top="0in" fo:margin-bottom="0in" style:contextual-spacing="false" fo:line-height="100%" fo:text-align="center" style:justify-single-word="false" fo:orphans="0" fo:widows="0" fo:text-indent="0in" style:auto-text-indent="false" style:text-autospace="none">
        <style:tab-stops>
          <style:tab-stop style:position="5.3193in"/>
        </style:tab-stops>
      </style:paragraph-properties>
    </style:style>
    <style:style style:name="P19" style:family="paragraph" style:parent-style-name="Standard">
      <style:paragraph-properties fo:margin-left="0.7583in" fo:margin-right="2.1154in" fo:margin-top="0.0118in" fo:margin-bottom="0in" style:contextual-spacing="false" fo:line-height="113%" fo:orphans="0" fo:widows="0" fo:text-indent="0in" style:auto-text-indent="false" style:text-autospace="none"/>
    </style:style>
    <style:style style:name="P20" style:family="paragraph" style:parent-style-name="Standard">
      <style:paragraph-properties fo:margin-top="0.0102in" fo:margin-bottom="0in" style:contextual-spacing="false" fo:line-height="0.1528in" fo:orphans="0" fo:widows="0" style:text-autospace="none"/>
      <style:text-properties style:font-name="Times New Roman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0.1752in" fo:orphans="0" fo:widows="0" fo:text-indent="0in" style:auto-text-indent="false" style:text-autospace="none"/>
    </style:style>
    <style:style style:name="P22" style:family="paragraph" style:parent-style-name="Standard">
      <style:paragraph-properties fo:margin-left="0in" fo:margin-right="0in" fo:margin-top="0.0244in" fo:margin-bottom="0in" style:contextual-spacing="false" fo:line-height="100%" fo:orphans="0" fo:widows="0" fo:text-indent="0in" style:auto-text-indent="false" style:text-autospace="none"/>
    </style:style>
    <style:style style:name="P23" style:family="paragraph" style:parent-style-name="Standard">
      <style:paragraph-properties fo:margin-left="0in" fo:margin-right="0in" fo:margin-top="0.0228in" fo:margin-bottom="0in" style:contextual-spacing="false" fo:line-height="100%" fo:orphans="0" fo:widows="0" fo:text-indent="0in" style:auto-text-indent="false" style:text-autospace="none"/>
    </style:style>
    <style:style style:name="P24" style:family="paragraph" style:parent-style-name="Standard" style:master-page-name="Standard">
      <style:paragraph-properties fo:margin-left="2.8917in" fo:margin-right="2.8728in" fo:margin-top="0.0555in" fo:margin-bottom="0in" style:contextual-spacing="false" fo:line-height="100%" fo:text-align="center" style:justify-single-word="false" fo:orphans="0" fo:widows="0" fo:text-indent="0in" style:auto-text-indent="false" style:page-number="auto" style:text-autospace="none"/>
    </style:style>
    <style:style style:name="P25" style:family="paragraph" style:parent-style-name="Standard">
      <style:paragraph-properties fo:margin-left="0.0709in" fo:margin-right="0in" fo:margin-top="0in" fo:margin-bottom="0in" style:contextual-spacing="false" fo:line-height="100%" fo:orphans="0" fo:widows="0" fo:text-indent="0in" style:auto-text-indent="false" style:text-autospace="none"/>
      <style:text-properties style:font-name="Times New Roman" fo:letter-spacing="-0.0091in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0.1752in" fo:orphans="0" fo:widows="0" fo:text-indent="0in" style:auto-text-indent="false" style:text-autospace="none"/>
      <style:text-properties style:font-name="Times New Roman"/>
    </style:style>
    <style:style style:name="P27" style:family="paragraph">
      <style:paragraph-properties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etter-spacing="-0.002in"/>
    </style:style>
    <style:style style:name="T3" style:family="text">
      <style:text-properties style:font-name="Times New Roman" fo:letter-spacing="-0.002i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letter-spacing="-0.002in" fo:font-style="italic" style:font-style-asian="italic" style:font-style-complex="italic"/>
    </style:style>
    <style:style style:name="T5" style:family="text">
      <style:text-properties style:font-name="Times New Roman" fo:letter-spacing="-0.002in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letter-spacing="-0.0028in"/>
    </style:style>
    <style:style style:name="T7" style:family="text">
      <style:text-properties style:font-name="Times New Roman" fo:letter-spacing="-0.0028in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 fo:letter-spacing="-0.0028in" fo:font-style="italic" style:font-style-asian="italic" style:font-style-complex="italic"/>
    </style:style>
    <style:style style:name="T9" style:family="text">
      <style:text-properties style:font-name="Times New Roman" fo:letter-spacing="-0.0016in"/>
    </style:style>
    <style:style style:name="T10" style:family="text">
      <style:text-properties style:font-name="Times New Roman" fo:letter-spacing="-0.0016in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Times New Roman" fo:letter-spacing="-0.0016in" fo:font-style="italic" style:font-style-asian="italic" style:font-style-complex="italic"/>
    </style:style>
    <style:style style:name="T12" style:family="text">
      <style:text-properties style:font-name="Times New Roman" fo:letter-spacing="-0.0016i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font-name="Times New Roman" fo:letter-spacing="-0.0008in"/>
    </style:style>
    <style:style style:name="T16" style:family="text">
      <style:text-properties style:font-name="Times New Roman" fo:letter-spacing="-0.0008in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Times New Roman" fo:letter-spacing="-0.0008in" fo:font-style="italic" style:font-style-asian="italic" style:font-style-complex="italic"/>
    </style:style>
    <style:style style:name="T18" style:family="text">
      <style:text-properties style:font-name="Times New Roman" fo:letter-spacing="-0.0008in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Times New Roman" fo:letter-spacing="0.0008in"/>
    </style:style>
    <style:style style:name="T20" style:family="text">
      <style:text-properties style:font-name="Times New Roman" fo:letter-spacing="0.0008in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" fo:letter-spacing="0.0016in"/>
    </style:style>
    <style:style style:name="T22" style:family="text">
      <style:text-properties style:font-name="Times New Roman" fo:letter-spacing="0.0016in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" fo:letter-spacing="-0.0083in"/>
    </style:style>
    <style:style style:name="T24" style:family="text">
      <style:text-properties style:font-name="Times New Roman" fo:letter-spacing="-0.0083in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Times New Roman" fo:letter-spacing="-0.0161in"/>
    </style:style>
    <style:style style:name="T26" style:family="text">
      <style:text-properties style:font-name="Times New Roman" fo:letter-spacing="-0.011in"/>
    </style:style>
    <style:style style:name="T27" style:family="text">
      <style:text-properties style:font-name="Times New Roman" fo:letter-spacing="-0.011in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letter-spacing="-0.0035in"/>
    </style:style>
    <style:style style:name="T29" style:family="text">
      <style:text-properties style:font-name="Times New Roman" fo:letter-spacing="-0.0035in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Times New Roman" fo:letter-spacing="-0.0035in" fo:font-style="italic" style:font-style-asian="italic" style:font-style-complex="italic"/>
    </style:style>
    <style:style style:name="T31" style:family="text">
      <style:text-properties style:font-name="Times New Roman" fo:letter-spacing="-0.0035in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etter-spacing="0.002in"/>
    </style:style>
    <style:style style:name="T33" style:family="text">
      <style:text-properties style:font-name="Times New Roman" fo:letter-spacing="0.002in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Times New Roman" fo:letter-spacing="-0.0055in"/>
    </style:style>
    <style:style style:name="T35" style:family="text">
      <style:text-properties style:font-name="Times New Roman" fo:letter-spacing="-0.0102in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Times New Roman" fo:letter-spacing="-0.0165in"/>
    </style:style>
    <style:style style:name="T37" style:family="text">
      <style:text-properties style:font-name="Times New Roman" fo:letter-spacing="-0.0165in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Times New Roman" fo:letter-spacing="-0.0165in" fo:font-style="italic" style:font-style-asian="italic" style:font-style-complex="italic"/>
    </style:style>
    <style:style style:name="T39" style:family="text">
      <style:text-properties style:font-name="Times New Roman" fo:letter-spacing="-0.0071in"/>
    </style:style>
    <style:style style:name="T40" style:family="text">
      <style:text-properties style:font-name="Times New Roman" fo:letter-spacing="-0.0071in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font-name="Times New Roman" fo:letter-spacing="-0.0071in" fo:font-style="italic" style:font-style-asian="italic" style:font-style-complex="italic"/>
    </style:style>
    <style:style style:name="T42" style:family="text">
      <style:text-properties style:font-name="Times New Roman" fo:letter-spacing="-0.0126in"/>
    </style:style>
    <style:style style:name="T43" style:family="text">
      <style:text-properties style:font-name="Times New Roman" fo:letter-spacing="-0.0126in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Times New Roman" fo:letter-spacing="-0.0075in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font-name="Times New Roman" fo:letter-spacing="-0.0098in"/>
    </style:style>
    <style:style style:name="T46" style:family="text">
      <style:text-properties style:font-name="Times New Roman" fo:letter-spacing="-0.0098in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font-name="Times New Roman" fo:letter-spacing="-0.0098in" fo:font-style="italic" style:font-style-asian="italic" style:font-style-complex="italic"/>
    </style:style>
    <style:style style:name="T48" style:family="text">
      <style:text-properties style:font-name="Times New Roman" fo:letter-spacing="-0.0098in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Times New Roman" fo:letter-spacing="-0.0154in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font-name="Times New Roman" fo:letter-spacing="-0.0154in" fo:font-style="italic" style:font-style-asian="italic" style:font-style-complex="italic"/>
    </style:style>
    <style:style style:name="T51" style:family="text">
      <style:text-properties style:font-name="Times New Roman" fo:letter-spacing="-0.0091in"/>
    </style:style>
    <style:style style:name="T52" style:family="text">
      <style:text-properties style:font-name="Times New Roman" fo:letter-spacing="-0.0091i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Times New Roman" fo:letter-spacing="-0.0201in"/>
    </style:style>
    <style:style style:name="T54" style:family="text">
      <style:text-properties style:font-name="Times New Roman" fo:letter-spacing="-0.0173in"/>
    </style:style>
    <style:style style:name="T5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solid" svg:stroke-width="0.0071in" svg:stroke-color="#000009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">H</text:span><text:span text:style-name="T7">e</text:span><text:span text:style-name="T10">nr</text:span><text:span text:style-name="T13">y</text:span><text:span text:style-name="T3"> </text:span><text:span text:style-name="T7">S</text:span><text:span text:style-name="T16">mit</text:span><text:span text:style-name="T13">h</text:span></text:p>
      <text:p text:style-name="P1"><text:span text:style-name="T1">800</text:span><text:span text:style-name="T6"> </text:span><text:span text:style-name="T1">Fo</text:span><text:span text:style-name="T19">w</text:span><text:span text:style-name="T15">l</text:span><text:span text:style-name="T1">er </text:span><text:span text:style-name="T21">S</text:span><text:span text:style-name="T15">tr</text:span><text:span text:style-name="T1">eet </text:span><text:span text:style-name="T19">N</text:span><text:span text:style-name="T1">W </text:span><text:span text:style-name="T15">A</text:span><text:span text:style-name="T19">t</text:span><text:span text:style-name="T15">l</text:span><text:span text:style-name="T1">an</text:span><text:span text:style-name="T15">t</text:span><text:span text:style-name="T1">a,</text:span><text:span text:style-name="T21"> </text:span><text:span text:style-name="T15">G</text:span><text:span text:style-name="T1">A</text:span><text:span text:style-name="T23"> </text:span><text:span text:style-name="T1">303</text:span><text:span text:style-name="T9">1</text:span><text:span text:style-name="T1">3</text:span></text:p>
      <text:p text:style-name="P2"><text:span text:style-name="T19">C</text:span><text:span text:style-name="T9">e</text:span><text:span text:style-name="T19">l</text:span><text:span text:style-name="T15">l</text:span><text:span text:style-name="T1">:</text:span><text:span text:style-name="T21"> </text:span><text:span text:style-name="T15">(</text:span><text:span text:style-name="T1">77</text:span><text:span text:style-name="T21">0</text:span><text:span text:style-name="T1">)</text:span><text:span text:style-name="T9"> </text:span><text:span text:style-name="T1">633</text:span><text:span text:style-name="T19">-</text:span><text:span text:style-name="T1">0365</text:span></text:p>
      <text:p text:style-name="P3"><text:span text:style-name="T1">E</text:span><text:span text:style-name="T15">m</text:span><text:span text:style-name="T1">a</text:span><text:span text:style-name="T19">i</text:span><text:span text:style-name="T15">l</text:span><text:span text:style-name="T1">: </text:span><text:a xlink:type="simple" xlink:href="mailto:Henry.Smith@GATech.edu"><text:span text:style-name="T19">H</text:span></text:a><text:a xlink:type="simple" xlink:href="mailto:Henry.Smith@GATech.edu"><text:span text:style-name="T1">e</text:span></text:a><text:a xlink:type="simple" xlink:href="mailto:Henry.Smith@GATech.edu"><text:span text:style-name="T9">n</text:span></text:a><text:a xlink:type="simple" xlink:href="mailto:Henry.Smith@GATech.edu"><text:span text:style-name="T15">r</text:span></text:a><text:a xlink:type="simple" xlink:href="mailto:Henry.Smith@GATech.edu"><text:span text:style-name="T23">y</text:span></text:a><text:a xlink:type="simple" xlink:href="mailto:Henry.Smith@GATech.edu"><text:span text:style-name="T15">.</text:span></text:a><text:a xlink:type="simple" xlink:href="mailto:Henry.Smith@GATech.edu"><text:span text:style-name="T21">S</text:span></text:a><text:a xlink:type="simple" xlink:href="mailto:Henry.Smith@GATech.edu"><text:span text:style-name="T15">m</text:span></text:a><text:a xlink:type="simple" xlink:href="mailto:Henry.Smith@GATech.edu"><text:span text:style-name="T19">i</text:span></text:a><text:a xlink:type="simple" xlink:href="mailto:Henry.Smith@GATech.edu"><text:span text:style-name="T15">t</text:span></text:a><text:a xlink:type="simple" xlink:href="mailto:Henry.Smith@GATech.edu"><text:span text:style-name="T1">h</text:span></text:a><text:a xlink:type="simple" xlink:href="mailto:Henry.Smith@GATech.edu"><text:span text:style-name="T15">@</text:span></text:a><text:a xlink:type="simple" xlink:href="mailto:Henry.Smith@GATech.edu"><text:span text:style-name="T19">G</text:span></text:a><text:a xlink:type="simple" xlink:href="mailto:Henry.Smith@GATech.edu"><text:span text:style-name="T25">A</text:span></text:a><text:a xlink:type="simple" xlink:href="mailto:Henry.Smith@GATech.edu"><text:span text:style-name="T26">T</text:span></text:a><text:a xlink:type="simple" xlink:href="mailto:Henry.Smith@GATech.edu"><text:span text:style-name="T9">e</text:span></text:a><text:a xlink:type="simple" xlink:href="mailto:Henry.Smith@GATech.edu"><text:span text:style-name="T1">ch</text:span></text:a><text:a xlink:type="simple" xlink:href="mailto:Henry.Smith@GATech.edu"><text:span text:style-name="T19">.</text:span></text:a><text:a xlink:type="simple" xlink:href="mailto:Henry.Smith@GATech.edu"><text:span text:style-name="T9">e</text:span></text:a><text:a xlink:type="simple" xlink:href="mailto:Henry.Smith@GATech.edu"><text:span text:style-name="T1">du</text:span></text:a></text:p>
      <text:p text:style-name="P4"/>
      <text:p text:style-name="P4"/>
      <text:p text:style-name="P4"/>
      <text:p text:style-name="P4"/>
      <text:p text:style-name="P5"><draw:custom-shape text:anchor-type="char" draw:z-index="0" draw:style-name="gr1" draw:text-style-name="P27" svg:width="6.5004in" svg:height="0.0012in" svg:x="1in" svg:y="-0.5291in"><text:p/><draw:enhanced-geometry svg:viewBox="0 0 9360 0" draw:type="non-primitive" draw:enhanced-path="M 0 0 L 9360 0 N"/></draw:custom-shape><text:bookmark-start text:name="__DdeLink__3_796339086"/><text:span text:style-name="T3">E</text:span><text:span text:style-name="T29">D</text:span><text:span text:style-name="T3">UC</text:span><text:span text:style-name="T35">A</text:span><text:span text:style-name="T10">TI</text:span><text:span text:style-name="T3">O</text:span><text:span text:style-name="T29">N</text:span><text:span text:style-name="T13">:</text:span></text:p>
      <text:p text:style-name="P7"/>
      <text:p text:style-name="P8"><text:span text:style-name="T29">G</text:span><text:span text:style-name="T10">eorg</text:span><text:span text:style-name="T16">i</text:span><text:span text:style-name="T13">a</text:span><text:span text:style-name="T3"> </text:span><text:span text:style-name="T10">Ins</text:span><text:span text:style-name="T16">t</text:span><text:span text:style-name="T3">i</text:span><text:span text:style-name="T16">t</text:span><text:span text:style-name="T10">u</text:span><text:span text:style-name="T16">t</text:span><text:span text:style-name="T13">e</text:span><text:span text:style-name="T3"> </text:span><text:span text:style-name="T10">o</text:span><text:span text:style-name="T13">f</text:span><text:span text:style-name="T10"> </text:span><text:span text:style-name="T37">T</text:span><text:span text:style-name="T10">echno</text:span><text:span text:style-name="T16">l</text:span><text:span text:style-name="T10">o</text:span><text:span text:style-name="T7">g</text:span><text:span text:style-name="T40">y</text:span><text:span text:style-name="T13">,</text:span><text:span text:style-name="T40"> </text:span><text:span text:style-name="T3">A</text:span><text:span text:style-name="T16">tl</text:span><text:span text:style-name="T10">an</text:span><text:span text:style-name="T16">t</text:span><text:span text:style-name="T10">a</text:span><text:span text:style-name="T13">,</text:span><text:span text:style-name="T7"> </text:span><text:span text:style-name="T3">G</text:span><text:span text:style-name="T13">A<text:tab/></text:span><text:span text:style-name="T10">Sep</text:span><text:span text:style-name="T13">t</text:span><text:span text:style-name="T7"> </text:span><text:span text:style-name="T10">2009</text:span><text:span text:style-name="T13">-</text:span><text:span text:style-name="T10"> Pr</text:span><text:span text:style-name="T7">e</text:span><text:span text:style-name="T10">sen</text:span><text:span text:style-name="T13">t</text:span></text:p>
      <text:p text:style-name="P9"><text:span text:style-name="T7">M</text:span><text:span text:style-name="T10">a</text:span><text:span text:style-name="T3">j</text:span><text:span text:style-name="T10">or</text:span><text:span text:style-name="T13">:</text:span><text:span text:style-name="T10"> </text:span><text:span text:style-name="T3">C</text:span><text:span text:style-name="T7">o</text:span><text:span text:style-name="T16">m</text:span><text:span text:style-name="T10">pu</text:span><text:span text:style-name="T3">t</text:span><text:span text:style-name="T10">e</text:span><text:span text:style-name="T13">r</text:span><text:span text:style-name="T3"> </text:span><text:span text:style-name="T10">Sc</text:span><text:span text:style-name="T16">i</text:span><text:span text:style-name="T10">e</text:span><text:span text:style-name="T7">n</text:span><text:span text:style-name="T10">c</text:span><text:span text:style-name="T13">e</text:span></text:p>
      <text:p text:style-name="P10"><text:span text:style-name="T3">H</text:span><text:span text:style-name="T10">o</text:span><text:span text:style-name="T7">p</text:span><text:span text:style-name="T13">e</text:span><text:span text:style-name="T3"> </text:span><text:span text:style-name="T10">Scho</text:span><text:span text:style-name="T16">l</text:span><text:span text:style-name="T10">a</text:span><text:span text:style-name="T13">r</text:span></text:p>
      <text:p text:style-name="P11"><text:span text:style-name="T3">C</text:span><text:span text:style-name="T10">u</text:span><text:span text:style-name="T7">r</text:span><text:span text:style-name="T10">ren</text:span><text:span text:style-name="T13">t</text:span><text:span text:style-name="T10"> </text:span><text:span text:style-name="T3">O</text:span><text:span text:style-name="T10">v</text:span><text:span text:style-name="T7">e</text:span><text:span text:style-name="T10">ra</text:span><text:span text:style-name="T16">l</text:span><text:span text:style-name="T13">l</text:span><text:span text:style-name="T10"> </text:span><text:span text:style-name="T3">G</text:span><text:span text:style-name="T43">P</text:span><text:span text:style-name="T29">A</text:span><text:span text:style-name="T13">:</text:span><text:span text:style-name="T10"> 3</text:span><text:span text:style-name="T16">.</text:span><text:span text:style-name="T10">61</text:span></text:p>
      <text:p text:style-name="P10"><text:span text:style-name="T29">D</text:span><text:span text:style-name="T10">ean</text:span><text:span text:style-name="T16">'</text:span><text:span text:style-name="T13">s</text:span><text:span text:style-name="T3"> </text:span><text:span text:style-name="T16">li</text:span><text:span text:style-name="T10">s</text:span><text:span text:style-name="T13">t</text:span><text:span text:style-name="T10"> </text:span><text:span text:style-name="T3">f</text:span><text:span text:style-name="T10">o</text:span><text:span text:style-name="T13">r</text:span><text:span text:style-name="T3"> </text:span><text:span text:style-name="T10">pas</text:span><text:span text:style-name="T13">t</text:span><text:span text:style-name="T10"> six</text:span><text:span text:style-name="T29"> </text:span><text:span text:style-name="T10">se</text:span><text:span text:style-name="T3">m</text:span><text:span text:style-name="T10">es</text:span><text:span text:style-name="T16">t</text:span><text:span text:style-name="T7">e</text:span><text:span text:style-name="T10">r</text:span><text:span text:style-name="T13">s</text:span></text:p>
      <text:p text:style-name="P12"/>
      <text:p text:style-name="P13"><text:span text:style-name="T7">Mc</text:span><text:span text:style-name="T10">In</text:span><text:span text:style-name="T16">t</text:span><text:span text:style-name="T10">os</text:span><text:span text:style-name="T13">h</text:span><text:span text:style-name="T7"> </text:span><text:span text:style-name="T3">H</text:span><text:span text:style-name="T16">i</text:span><text:span text:style-name="T7">g</text:span><text:span text:style-name="T13">h</text:span><text:span text:style-name="T7"> </text:span><text:span text:style-name="T10">Schoo</text:span><text:span text:style-name="T16">l</text:span><text:span text:style-name="T13">,</text:span><text:span text:style-name="T10"> </text:span><text:span text:style-name="T7">P</text:span><text:span text:style-name="T10">each</text:span><text:span text:style-name="T40">T</text:span><text:span text:style-name="T7">r</text:span><text:span text:style-name="T10">e</text:span><text:span text:style-name="T13">e</text:span><text:span text:style-name="T3"> C</text:span><text:span text:style-name="T16">it</text:span><text:span text:style-name="T40">y</text:span><text:span text:style-name="T13">,</text:span><text:span text:style-name="T10"> </text:span><text:span text:style-name="T29">G</text:span><text:span text:style-name="T13">A<text:tab/></text:span><text:span text:style-name="T7">S</text:span><text:span text:style-name="T10">ep</text:span><text:span text:style-name="T13">t</text:span><text:span text:style-name="T10"> 2006</text:span><text:span text:style-name="T13">-</text:span><text:span text:style-name="T10"> </text:span><text:span text:style-name="T7">Ma</text:span><text:span text:style-name="T13">y</text:span><text:span text:style-name="T3"> </text:span><text:span text:style-name="T10">200</text:span><text:span text:style-name="T13">9</text:span></text:p>
      <text:p text:style-name="P9"><text:span text:style-name="T29">O</text:span><text:span text:style-name="T10">vera</text:span><text:span text:style-name="T16">l</text:span><text:span text:style-name="T13">l</text:span><text:span text:style-name="T10"> </text:span><text:span text:style-name="T29">G</text:span><text:span text:style-name="T43">P</text:span><text:span text:style-name="T3">A</text:span><text:span text:style-name="T13">:</text:span><text:span text:style-name="T10"> 3</text:span><text:span text:style-name="T16">.</text:span><text:span text:style-name="T10">6</text:span><text:span text:style-name="T13">6</text:span></text:p>
      <text:p text:style-name="P10"><text:span text:style-name="T29">A</text:span><text:span text:style-name="T13">P</text:span><text:span text:style-name="T44"> </text:span><text:span text:style-name="T3">C</text:span><text:span text:style-name="T16">l</text:span><text:span text:style-name="T10">asse</text:span><text:span text:style-name="T13">s</text:span><text:span text:style-name="T3"> </text:span><text:span text:style-name="T37">T</text:span><text:span text:style-name="T10">aken</text:span><text:span text:style-name="T13">:</text:span><text:span text:style-name="T10"> P</text:span><text:span text:style-name="T7">h</text:span><text:span text:style-name="T10">ys</text:span><text:span text:style-name="T16">i</text:span><text:span text:style-name="T10">cs</text:span><text:span text:style-name="T13">,</text:span><text:span text:style-name="T10"> </text:span><text:span text:style-name="T3">C</text:span><text:span text:style-name="T10">a</text:span><text:span text:style-name="T3">l</text:span><text:span text:style-name="T10">cu</text:span><text:span text:style-name="T16">l</text:span><text:span text:style-name="T10">us</text:span><text:span text:style-name="T13">,</text:span><text:span text:style-name="T10"> </text:span><text:span text:style-name="T3">U</text:span><text:span text:style-name="T16">.</text:span><text:span text:style-name="T7">S</text:span><text:span text:style-name="T13">.</text:span><text:span text:style-name="T10"> </text:span><text:span text:style-name="T16">H</text:span><text:span text:style-name="T3">i</text:span><text:span text:style-name="T10">s</text:span><text:span text:style-name="T16">t</text:span><text:span text:style-name="T10">or</text:span><text:span text:style-name="T24">y</text:span><text:span text:style-name="T13">,</text:span><text:span text:style-name="T10"> an</text:span><text:span text:style-name="T13">d</text:span><text:span text:style-name="T3"> E</text:span><text:span text:style-name="T10">ng</text:span><text:span text:style-name="T16">li</text:span><text:span text:style-name="T7">s</text:span><text:span text:style-name="T10">h</text:span><text:span text:style-name="T13">.</text:span></text:p>
      <text:p text:style-name="P12"/>
      <text:p text:style-name="P5"><text:span text:style-name="T10">S</text:span><text:span text:style-name="T3">K</text:span><text:span text:style-name="T7">I</text:span><text:span text:style-name="T10">LLS</text:span><text:span text:style-name="T13">:</text:span></text:p>
      <text:p text:style-name="P9"><text:span text:style-name="T10">P</text:span><text:span text:style-name="T7">r</text:span><text:span text:style-name="T10">ogra</text:span><text:span text:style-name="T3">mm</text:span><text:span text:style-name="T16">i</text:span><text:span text:style-name="T10">ng</text:span><text:span text:style-name="T13">:</text:span><text:span text:style-name="T3"> </text:span><text:span text:style-name="T1">Jav</text:span><text:span text:style-name="T9">a</text:span><text:span text:style-name="T1">,</text:span><text:span text:style-name="T21"> </text:span><text:span text:style-name="T9">P</text:span><text:span text:style-name="T21">y</text:span><text:span text:style-name="T15">t</text:span><text:span text:style-name="T1">h</text:span><text:span text:style-name="T21">o</text:span><text:span text:style-name="T9">n</text:span><text:span text:style-name="T1">, Java</text:span><text:span text:style-name="T9">s</text:span><text:span text:style-name="T21">c</text:span><text:span text:style-name="T15">ri</text:span><text:span text:style-name="T21">p</text:span><text:span text:style-name="T15">t</text:span><text:span text:style-name="T1">, </text:span><text:span text:style-name="T15">C</text:span><text:span text:style-name="T1">,</text:span><text:span text:style-name="T39"> </text:span><text:span text:style-name="T15">A</text:span><text:span text:style-name="T1">ss</text:span><text:span text:style-name="T9">e</text:span><text:span text:style-name="T19">m</text:span><text:span text:style-name="T1">b</text:span><text:span text:style-name="T15">l</text:span><text:span text:style-name="T45">y</text:span><text:span text:style-name="T1">,</text:span><text:span text:style-name="T21"> </text:span><text:span text:style-name="T15">H</text:span><text:span text:style-name="T1">TML</text:span></text:p>
      <text:p text:style-name="P10"><text:span text:style-name="T37">T</text:span><text:span text:style-name="T10">echno</text:span><text:span text:style-name="T16">l</text:span><text:span text:style-name="T10">og</text:span><text:span text:style-name="T3">i</text:span><text:span text:style-name="T10">es</text:span><text:span text:style-name="T13">: </text:span><text:span text:style-name="T15">A</text:span><text:span text:style-name="T1">J</text:span><text:span text:style-name="T19">A</text:span><text:span text:style-name="T15">X</text:span><text:span text:style-name="T1">, </text:span><text:span text:style-name="T15">R</text:span><text:span text:style-name="T21">P</text:span><text:span text:style-name="T15">C</text:span><text:span text:style-name="T1">, JS</text:span><text:span text:style-name="T36">P</text:span><text:span text:style-name="T1">, </text:span><text:span text:style-name="T21">S</text:span><text:span text:style-name="T15">tr</text:span><text:span text:style-name="T21">u</text:span><text:span text:style-name="T15">t</text:span><text:span text:style-name="T1">s</text:span><text:span text:style-name="T15"> </text:span><text:span text:style-name="T21">a</text:span><text:span text:style-name="T9">n</text:span><text:span text:style-name="T1">d</text:span><text:span text:style-name="T2"> </text:span><text:span text:style-name="T34">T</text:span><text:span text:style-name="T19">i</text:span><text:span text:style-name="T15">l</text:span><text:span text:style-name="T9">e</text:span><text:span text:style-name="T1">s,</text:span><text:span text:style-name="T21"> </text:span><text:span text:style-name="T9">L</text:span><text:span text:style-name="T32">i</text:span><text:span text:style-name="T9">n</text:span><text:span text:style-name="T1">u</text:span><text:span text:style-name="T9">x</text:span><text:span text:style-name="T1">,</text:span><text:span text:style-name="T21"> </text:span><text:span text:style-name="T19">B</text:span><text:span text:style-name="T9">a</text:span><text:span text:style-name="T1">sh</text:span><text:span text:style-name="T19"> </text:span><text:span text:style-name="T1">Sc</text:span><text:span text:style-name="T15">ri</text:span><text:span text:style-name="T21">p</text:span><text:span text:style-name="T15">t</text:span><text:span text:style-name="T32">i</text:span><text:span text:style-name="T9">n</text:span><text:span text:style-name="T1">g, </text:span><text:span text:style-name="T21">S</text:span><text:span text:style-name="T9">u</text:span><text:span text:style-name="T1">b</text:span><text:span text:style-name="T21">v</text:span><text:span text:style-name="T9">e</text:span><text:span text:style-name="T15">r</text:span><text:span text:style-name="T1">s</text:span><text:span text:style-name="T19">i</text:span><text:span text:style-name="T21">o</text:span><text:span text:style-name="T9">n</text:span><text:span text:style-name="T1">, </text:span><text:span text:style-name="T19">G</text:span><text:span text:style-name="T9">W</text:span><text:span text:style-name="T1">T</text:span></text:p>
      <text:p text:style-name="P11"><text:span text:style-name="T3">F</text:span><text:span text:style-name="T10">o</text:span><text:span text:style-name="T7">r</text:span><text:span text:style-name="T10">e</text:span><text:span text:style-name="T16">i</text:span><text:span text:style-name="T10">g</text:span><text:span text:style-name="T13">n</text:span><text:span text:style-name="T7"> </text:span><text:span text:style-name="T10">Lang</text:span><text:span text:style-name="T7">u</text:span><text:span text:style-name="T10">ages</text:span><text:span text:style-name="T13">:</text:span><text:span text:style-name="T10"> </text:span><text:span text:style-name="T1">Spa</text:span><text:span text:style-name="T9">n</text:span><text:span text:style-name="T19">i</text:span><text:span text:style-name="T1">sh</text:span><text:span text:style-name="T19"> </text:span><text:span text:style-name="T15">(</text:span><text:span text:style-name="T1">c</text:span><text:span text:style-name="T21">o</text:span><text:span text:style-name="T9">n</text:span><text:span text:style-name="T1">ve</text:span><text:span text:style-name="T15">r</text:span><text:span text:style-name="T1">sa</text:span><text:span text:style-name="T15">t</text:span><text:span text:style-name="T19">i</text:span><text:span text:style-name="T21">o</text:span><text:span text:style-name="T9">n</text:span><text:span text:style-name="T1">a</text:span><text:span text:style-name="T19">l</text:span><text:span text:style-name="T1">)</text:span></text:p>
      <text:p text:style-name="P10"><text:span text:style-name="T10">S</text:span><text:span text:style-name="T7">o</text:span><text:span text:style-name="T10">c</text:span><text:span text:style-name="T16">i</text:span><text:span text:style-name="T10">a</text:span><text:span text:style-name="T16">l</text:span><text:span text:style-name="T13">:</text:span><text:span text:style-name="T10"> </text:span><text:span text:style-name="T42">W</text:span><text:span text:style-name="T1">o</text:span><text:span text:style-name="T15">r</text:span><text:span text:style-name="T1">ks</text:span><text:span text:style-name="T21"> </text:span><text:span text:style-name="T19">w</text:span><text:span text:style-name="T9">e</text:span><text:span text:style-name="T15">l</text:span><text:span text:style-name="T1">l </text:span><text:span text:style-name="T19">i</text:span><text:span text:style-name="T1">n</text:span><text:span text:style-name="T15"> </text:span><text:span text:style-name="T21">g</text:span><text:span text:style-name="T15">r</text:span><text:span text:style-name="T1">o</text:span><text:span text:style-name="T9">u</text:span><text:span text:style-name="T21">p</text:span><text:span text:style-name="T1">s</text:span><text:span text:style-name="T15"> </text:span><text:span text:style-name="T21">o</text:span><text:span text:style-name="T1">r </text:span><text:span text:style-name="T15">w</text:span><text:span text:style-name="T19">i</text:span><text:span text:style-name="T15">t</text:span><text:span text:style-name="T1">h</text:span><text:span text:style-name="T19"> </text:span><text:span text:style-name="T1">c</text:span><text:span text:style-name="T2">l</text:span><text:span text:style-name="T32">i</text:span><text:span text:style-name="T9">e</text:span><text:span text:style-name="T1">n</text:span><text:span text:style-name="T15">t</text:span><text:span text:style-name="T1">s</text:span></text:p>
      <text:p text:style-name="P12"/>
      <text:p text:style-name="P5"><text:span text:style-name="T3">E</text:span><text:span text:style-name="T29">X</text:span><text:span text:style-name="T10">P</text:span><text:span text:style-name="T3">ER</text:span><text:span text:style-name="T10">I</text:span><text:span text:style-name="T3">ENCE</text:span><text:span text:style-name="T13">:</text:span></text:p>
      <text:p text:style-name="P14"><text:span text:style-name="T3">U</text:span><text:span text:style-name="T7">n</text:span><text:span text:style-name="T10">dergradua</text:span><text:span text:style-name="T3">t</text:span><text:span text:style-name="T13">e</text:span><text:span text:style-name="T3"> </text:span><text:span text:style-name="T49">T</text:span><text:span text:style-name="T10">eac</text:span><text:span text:style-name="T7">h</text:span><text:span text:style-name="T10">er</text:span><text:span text:style-name="T16">'</text:span><text:span text:style-name="T13">s</text:span><text:span text:style-name="T44"> </text:span><text:span text:style-name="T3">A</text:span><text:span text:style-name="T10">ss</text:span><text:span text:style-name="T16">i</text:span><text:span text:style-name="T10">s</text:span><text:span text:style-name="T3">t</text:span><text:span text:style-name="T10">an</text:span><text:span text:style-name="T13">t<text:tab/></text:span><text:span text:style-name="T10">M</text:span><text:span text:style-name="T7">a</text:span><text:span text:style-name="T13">y</text:span><text:span text:style-name="T3"> </text:span><text:span text:style-name="T10">2010</text:span><text:span text:style-name="T13">-</text:span><text:span text:style-name="T7"> </text:span><text:span text:style-name="T10">M</text:span><text:span text:style-name="T7">a</text:span><text:span text:style-name="T13">y</text:span><text:span text:style-name="T3"> </text:span><text:span text:style-name="T10">20</text:span><text:span text:style-name="T46">1</text:span><text:span text:style-name="T13">1</text:span></text:p>
      <text:p text:style-name="P6"><text:span text:style-name="T30">G</text:span><text:span text:style-name="T11">eo</text:span><text:span text:style-name="T41">r</text:span><text:span text:style-name="T11">g</text:span><text:span text:style-name="T17">i</text:span><text:span text:style-name="T14">a</text:span><text:span text:style-name="T4"> </text:span><text:span text:style-name="T17">I</text:span><text:span text:style-name="T11">ns</text:span><text:span text:style-name="T4">t</text:span><text:span text:style-name="T17">it</text:span><text:span text:style-name="T11">u</text:span><text:span text:style-name="T17">t</text:span><text:span text:style-name="T14">e</text:span><text:span text:style-name="T4"> </text:span><text:span text:style-name="T11">o</text:span><text:span text:style-name="T14">f</text:span><text:span text:style-name="T11"> </text:span><text:span text:style-name="T38">T</text:span><text:span text:style-name="T11">echno</text:span><text:span text:style-name="T17">l</text:span><text:span text:style-name="T11">o</text:span><text:span text:style-name="T8">g</text:span><text:span text:style-name="T47">y</text:span><text:span text:style-name="T14">,</text:span><text:span text:style-name="T11"> </text:span><text:span text:style-name="T4">C</text:span><text:span text:style-name="T11">o</text:span><text:span text:style-name="T4">m</text:span><text:span text:style-name="T11">pu</text:span><text:span text:style-name="T17">t</text:span><text:span text:style-name="T8">e</text:span><text:span text:style-name="T14">r</text:span><text:span text:style-name="T4"> </text:span><text:span text:style-name="T11">Sc</text:span><text:span text:style-name="T17">i</text:span><text:span text:style-name="T11">en</text:span><text:span text:style-name="T8">c</text:span><text:span text:style-name="T14">e</text:span><text:span text:style-name="T4"> D</text:span><text:span text:style-name="T11">epar</text:span><text:span text:style-name="T17">t</text:span><text:span text:style-name="T30">m</text:span><text:span text:style-name="T11">en</text:span><text:span text:style-name="T14">t</text:span></text:p>
      <text:p text:style-name="P15"><text:span text:style-name="T26">T</text:span><text:span text:style-name="T1">aught co</text:span><text:span text:style-name="T9">n</text:span><text:span text:style-name="T21">s</text:span><text:span text:style-name="T15">tr</text:span><text:span text:style-name="T1">u</text:span><text:span text:style-name="T21">c</text:span><text:span text:style-name="T15">t</text:span><text:span text:style-name="T19">i</text:span><text:span text:style-name="T9">n</text:span><text:span text:style-name="T1">g</text:span><text:span text:style-name="T19"> </text:span><text:span text:style-name="T21">p</text:span><text:span text:style-name="T15">r</text:span><text:span text:style-name="T1">oo</text:span><text:span text:style-name="T15">f</text:span><text:span text:style-name="T1">s</text:span><text:span text:style-name="T21"> </text:span><text:span text:style-name="T1">a</text:span><text:span text:style-name="T9">n</text:span><text:span text:style-name="T1">d</text:span><text:span text:style-name="T19"> i</text:span><text:span text:style-name="T1">n</text:span><text:span text:style-name="T15">t</text:span><text:span text:style-name="T19">r</text:span><text:span text:style-name="T1">oduc</text:span><text:span text:style-name="T15">t</text:span><text:span text:style-name="T19">i</text:span><text:span text:style-name="T1">on</text:span><text:span text:style-name="T19"> </text:span><text:span text:style-name="T15">t</text:span><text:span text:style-name="T1">o</text:span><text:span text:style-name="T19"> </text:span><text:span text:style-name="T1">o</text:span><text:span text:style-name="T9">b</text:span><text:span text:style-name="T32">j</text:span><text:span text:style-name="T9">e</text:span><text:span text:style-name="T1">ct o</text:span><text:span text:style-name="T15">r</text:span><text:span text:style-name="T32">i</text:span><text:span text:style-name="T9">e</text:span><text:span text:style-name="T1">n</text:span><text:span text:style-name="T19">t</text:span><text:span text:style-name="T9">e</text:span><text:span text:style-name="T1">d</text:span><text:span text:style-name="T19"> </text:span><text:span text:style-name="T21">p</text:span><text:span text:style-name="T15">r</text:span><text:span text:style-name="T1">og</text:span><text:span text:style-name="T15">r</text:span><text:span text:style-name="T1">a</text:span><text:span text:style-name="T19">m</text:span><text:span text:style-name="T15">m</text:span><text:span text:style-name="T19">i</text:span><text:span text:style-name="T1">n</text:span><text:span text:style-name="T9">g</text:span><text:span text:style-name="T1">.</text:span></text:p>
      <text:p text:style-name="P16"><text:span text:style-name="T15">D</text:span><text:span text:style-name="T1">u</text:span><text:span text:style-name="T15">t</text:span><text:span text:style-name="T32">i</text:span><text:span text:style-name="T9">e</text:span><text:span text:style-name="T1">s</text:span><text:span text:style-name="T15"> </text:span><text:span text:style-name="T32">i</text:span><text:span text:style-name="T9">n</text:span><text:span text:style-name="T1">c</text:span><text:span text:style-name="T15">l</text:span><text:span text:style-name="T1">uded</text:span><text:span text:style-name="T19"> </text:span><text:span text:style-name="T15">t</text:span><text:span text:style-name="T9">e</text:span><text:span text:style-name="T1">ach</text:span><text:span text:style-name="T32">i</text:span><text:span text:style-name="T9">n</text:span><text:span text:style-name="T1">g</text:span><text:span text:style-name="T19"> </text:span><text:span text:style-name="T1">one</text:span><text:span text:style-name="T15"> </text:span><text:span text:style-name="T1">c</text:span><text:span text:style-name="T15">l</text:span><text:span text:style-name="T1">ass</text:span><text:span text:style-name="T15"> </text:span><text:span text:style-name="T21">p</text:span><text:span text:style-name="T9">e</text:span><text:span text:style-name="T1">r </text:span><text:span text:style-name="T19">w</text:span><text:span text:style-name="T1">e</text:span><text:span text:style-name="T9">e</text:span><text:span text:style-name="T1">k, </text:span><text:span text:style-name="T21">g</text:span><text:span text:style-name="T15">r</text:span><text:span text:style-name="T1">a</text:span><text:span text:style-name="T9">d</text:span><text:span text:style-name="T32">i</text:span><text:span text:style-name="T9">n</text:span><text:span text:style-name="T1">g</text:span><text:span text:style-name="T19"> </text:span><text:span text:style-name="T1">p</text:span><text:span text:style-name="T9">a</text:span><text:span text:style-name="T21">p</text:span><text:span text:style-name="T1">e</text:span><text:span text:style-name="T15">r</text:span><text:span text:style-name="T1">s, </text:span><text:span text:style-name="T21">a</text:span><text:span text:style-name="T9">n</text:span><text:span text:style-name="T1">d</text:span><text:span text:style-name="T19"> </text:span><text:span text:style-name="T9">h</text:span><text:span text:style-name="T1">o</text:span><text:span text:style-name="T15">l</text:span><text:span text:style-name="T1">d</text:span><text:span text:style-name="T32">i</text:span><text:span text:style-name="T9">n</text:span><text:span text:style-name="T1">g</text:span><text:span text:style-name="T19"> </text:span><text:span text:style-name="T1">o</text:span><text:span text:style-name="T28">f</text:span><text:span text:style-name="T19">fi</text:span><text:span text:style-name="T1">ce</text:span><text:span text:style-name="T15"> </text:span><text:span text:style-name="T1">hou</text:span><text:span text:style-name="T15">r</text:span><text:span text:style-name="T1">s. </text:span><text:span text:style-name="T26">T</text:span><text:span text:style-name="T1">aught </text:span><text:span text:style-name="T19">f</text:span><text:span text:style-name="T1">or P</text:span><text:span text:style-name="T15">r</text:span><text:span text:style-name="T1">o</text:span><text:span text:style-name="T32">f</text:span><text:span text:style-name="T9">e</text:span><text:span text:style-name="T1">sso</text:span><text:span text:style-name="T15">r</text:span><text:span text:style-name="T1">s</text:span><text:span text:style-name="T21"> </text:span><text:span text:style-name="T9">M</text:span><text:span text:style-name="T21">o</text:span><text:span text:style-name="T9">n</text:span><text:span text:style-name="T19">i</text:span><text:span text:style-name="T1">ca</text:span><text:span text:style-name="T15"> </text:span><text:span text:style-name="T1">S</text:span><text:span text:style-name="T19">w</text:span><text:span text:style-name="T9">e</text:span><text:span text:style-name="T21">a</text:span><text:span text:style-name="T1">t a</text:span><text:span text:style-name="T9">n</text:span><text:span text:style-name="T1">d</text:span><text:span text:style-name="T19"> </text:span><text:span text:style-name="T1">John</text:span><text:span text:style-name="T15"> </text:span><text:span text:style-name="T21">S</text:span><text:span text:style-name="T15">t</text:span><text:span text:style-name="T9">a</text:span><text:span text:style-name="T1">sko.</text:span></text:p>
      <text:p text:style-name="P17"/>
      <text:p text:style-name="P18"><text:span text:style-name="T3">U</text:span><text:span text:style-name="T7">n</text:span><text:span text:style-name="T10">dergradua</text:span><text:span text:style-name="T3">t</text:span><text:span text:style-name="T13">e</text:span><text:span text:style-name="T3"> R</text:span><text:span text:style-name="T10">esear</text:span><text:span text:style-name="T7">c</text:span><text:span text:style-name="T13">h</text:span><text:span text:style-name="T7"> </text:span><text:span text:style-name="T3">C</text:span><text:span text:style-name="T10">o</text:span><text:span text:style-name="T16">-</text:span><text:span text:style-name="T10">o</text:span><text:span text:style-name="T13">p<text:tab/></text:span><text:span text:style-name="T7">Ma</text:span><text:span text:style-name="T13">y</text:span><text:span text:style-name="T3"> </text:span><text:span text:style-name="T10">20</text:span><text:span text:style-name="T46">1</text:span><text:span text:style-name="T10">1</text:span><text:span text:style-name="T13">-</text:span><text:span text:style-name="T7"> </text:span><text:span text:style-name="T10">Presen</text:span><text:span text:style-name="T13">t</text:span></text:p>
      <text:p text:style-name="P6"><text:span text:style-name="T30">G</text:span><text:span text:style-name="T11">eo</text:span><text:span text:style-name="T41">r</text:span><text:span text:style-name="T11">g</text:span><text:span text:style-name="T17">i</text:span><text:span text:style-name="T14">a</text:span><text:span text:style-name="T4"> </text:span><text:span text:style-name="T50">T</text:span><text:span text:style-name="T8">e</text:span><text:span text:style-name="T11">c</text:span><text:span text:style-name="T14">h</text:span><text:span text:style-name="T4"> </text:span><text:span text:style-name="T11">Rese</text:span><text:span text:style-name="T8">a</text:span><text:span text:style-name="T41">r</text:span><text:span text:style-name="T11">c</text:span><text:span text:style-name="T14">h</text:span><text:span text:style-name="T4"> </text:span><text:span text:style-name="T17">I</text:span><text:span text:style-name="T11">ns</text:span><text:span text:style-name="T17">ti</text:span><text:span text:style-name="T4">t</text:span><text:span text:style-name="T11">u</text:span><text:span text:style-name="T17">t</text:span><text:span text:style-name="T11">e</text:span><text:span text:style-name="T14">,</text:span><text:span text:style-name="T11"> </text:span><text:span text:style-name="T4">C</text:span><text:span text:style-name="T11">yb</text:span><text:span text:style-name="T8">e</text:span><text:span text:style-name="T14">r</text:span><text:span text:style-name="T4"> </text:span><text:span text:style-name="T50">T</text:span><text:span text:style-name="T11">echno</text:span><text:span text:style-name="T4">l</text:span><text:span text:style-name="T11">og</text:span><text:span text:style-name="T14">y</text:span><text:span text:style-name="T4"> </text:span><text:span text:style-name="T11">an</text:span><text:span text:style-name="T14">d</text:span><text:span text:style-name="T4"> </text:span><text:span text:style-name="T17">I</text:span><text:span text:style-name="T11">n</text:span><text:span text:style-name="T4">f</text:span><text:span text:style-name="T11">or</text:span><text:span text:style-name="T4">m</text:span><text:span text:style-name="T11">a</text:span><text:span text:style-name="T17">ti</text:span><text:span text:style-name="T11">o</text:span><text:span text:style-name="T14">n</text:span><text:span text:style-name="T4"> </text:span><text:span text:style-name="T8">S</text:span><text:span text:style-name="T11">ecur</text:span><text:span text:style-name="T17">it</text:span><text:span text:style-name="T14">y</text:span><text:span text:style-name="T4"> </text:span><text:span text:style-name="T11">L</text:span><text:span text:style-name="T8">a</text:span><text:span text:style-name="T14">b</text:span></text:p>
      <text:p text:style-name="P19"><text:span text:style-name="T15">B</text:span><text:span text:style-name="T1">u</text:span><text:span text:style-name="T19">i</text:span><text:span text:style-name="T15">l</text:span><text:span text:style-name="T1">t s</text:span><text:span text:style-name="T9">e</text:span><text:span text:style-name="T1">c</text:span><text:span text:style-name="T21">u</text:span><text:span text:style-name="T15">r</text:span><text:span text:style-name="T1">e</text:span><text:span text:style-name="T19"> w</text:span><text:span text:style-name="T9">e</text:span><text:span text:style-name="T1">b</text:span><text:span text:style-name="T15"> </text:span><text:span text:style-name="T1">apps, </text:span><text:span text:style-name="T15">m</text:span><text:span text:style-name="T1">o</text:span><text:span text:style-name="T21">s</text:span><text:span text:style-name="T15">tl</text:span><text:span text:style-name="T1">y</text:span><text:span text:style-name="T19"> f</text:span><text:span text:style-name="T1">or </text:span><text:span text:style-name="T15">t</text:span><text:span text:style-name="T1">he</text:span><text:span text:style-name="T19"> </text:span><text:span text:style-name="T1">d</text:span><text:span text:style-name="T9">e</text:span><text:span text:style-name="T21">p</text:span><text:span text:style-name="T1">a</text:span><text:span text:style-name="T15">r</text:span><text:span text:style-name="T19">t</text:span><text:span text:style-name="T15">m</text:span><text:span text:style-name="T1">ent of </text:span><text:span text:style-name="T21">d</text:span><text:span text:style-name="T9">e</text:span><text:span text:style-name="T19">f</text:span><text:span text:style-name="T1">e</text:span><text:span text:style-name="T9">n</text:span><text:span text:style-name="T21">s</text:span><text:span text:style-name="T9">e</text:span><text:span text:style-name="T1">. </text:span><text:span text:style-name="T21">S</text:span><text:span text:style-name="T9">e</text:span><text:span text:style-name="T1">c</text:span><text:span text:style-name="T15">r</text:span><text:span text:style-name="T1">et </text:span><text:span text:style-name="T19">l</text:span><text:span text:style-name="T9">e</text:span><text:span text:style-name="T21">v</text:span><text:span text:style-name="T9">e</text:span><text:span text:style-name="T1">l c</text:span><text:span text:style-name="T19">l</text:span><text:span text:style-name="T9">e</text:span><text:span text:style-name="T1">a</text:span><text:span text:style-name="T15">r</text:span><text:span text:style-name="T21">a</text:span><text:span text:style-name="T9">n</text:span><text:span text:style-name="T21">c</text:span><text:span text:style-name="T1">e</text:span><text:span text:style-name="T15"> </text:span><text:span text:style-name="T21">p</text:span><text:span text:style-name="T9">en</text:span><text:span text:style-name="T1">d</text:span><text:span text:style-name="T32">i</text:span><text:span text:style-name="T9">n</text:span><text:span text:style-name="T1">g.</text:span></text:p>
      <text:p text:style-name="P20"/>
      <text:p text:style-name="P5"><text:span text:style-name="T3">H</text:span><text:span text:style-name="T29">O</text:span><text:span text:style-name="T3">NOR</text:span><text:span text:style-name="T13">S</text:span><text:span text:style-name="T44"> </text:span><text:span text:style-name="T3">A</text:span><text:span text:style-name="T29">N</text:span><text:span text:style-name="T13">D</text:span><text:span text:style-name="T24"> </text:span><text:span text:style-name="T3">AC</text:span><text:span text:style-name="T10">TI</text:span><text:span text:style-name="T3">V</text:span><text:span text:style-name="T7">I</text:span><text:span text:style-name="T10">TI</text:span><text:span text:style-name="T3">E</text:span><text:span text:style-name="T10">S</text:span><text:span text:style-name="T13">:</text:span></text:p>
      <text:p text:style-name="P5"><text:span text:style-name="T13"><text:tab/></text:span><text:span text:style-name="T55">Brother of Phi</text:span><text:span text:style-name="T22"> </text:span><text:span text:style-name="T18">K</text:span><text:span text:style-name="T12">a</text:span><text:span text:style-name="T22">p</text:span><text:span text:style-name="T55">pa</text:span><text:span text:style-name="T31"> </text:span><text:span text:style-name="T55">T</text:span><text:span text:style-name="T22">h</text:span><text:span text:style-name="T12">e</text:span><text:span text:style-name="T18">t</text:span><text:span text:style-name="T55">a,</text:span><text:span text:style-name="T22"> </text:span><text:span text:style-name="T18">G</text:span><text:span text:style-name="T55">a</text:span><text:span text:style-name="T20">m</text:span><text:span text:style-name="T18">m</text:span><text:span text:style-name="T55">a</text:span><text:span text:style-name="T31"> </text:span><text:span text:style-name="T27">T</text:span><text:span text:style-name="T55">au ch</text:span><text:span text:style-name="T12">a</text:span><text:span text:style-name="T22">p</text:span><text:span text:style-name="T20">t</text:span><text:span text:style-name="T12">e</text:span><text:span text:style-name="T52">r.</text:span></text:p>
      <text:p text:style-name="P25"><text:tab/>Vice President of Upsilon Pi Epsilon, computer science honor fraternity.</text:p>
      <text:p text:style-name="P5"><text:bookmark-end text:name="__DdeLink__3_796339086"/><text:span text:style-name="T52"><text:tab/>Scholastic and </text:span><text:span text:style-name="T18">C</text:span><text:span text:style-name="T52">a</text:span><text:span text:style-name="T18">m</text:span><text:span text:style-name="T22">p</text:span><text:span text:style-name="T12">u</text:span><text:span text:style-name="T52">s</text:span><text:span text:style-name="T22"> </text:span><text:span text:style-name="T20">I</text:span><text:span text:style-name="T12">n</text:span><text:span text:style-name="T52">vo</text:span><text:span text:style-name="T18">l</text:span><text:span text:style-name="T22">v</text:span><text:span text:style-name="T12">e</text:span><text:span text:style-name="T20">m</text:span><text:span text:style-name="T52">ent ch</text:span><text:span text:style-name="T12">a</text:span><text:span text:style-name="T33">i</text:span><text:span text:style-name="T52">rs </text:span><text:span text:style-name="T12">o</text:span><text:span text:style-name="T52">f</text:span><text:span text:style-name="T22"> </text:span><text:span text:style-name="T52">P</text:span><text:span text:style-name="T12">h</text:span><text:span text:style-name="T52">i</text:span><text:span text:style-name="T22"> </text:span><text:span text:style-name="T18">K</text:span><text:span text:style-name="T52">appa</text:span><text:span text:style-name="T5"> </text:span><text:span text:style-name="T52">The</text:span><text:span text:style-name="T18">t</text:span><text:span text:style-name="T12">a</text:span><text:span text:style-name="T52">.</text:span></text:p>
      <text:p text:style-name="P21"><text:span text:style-name="T15"><text:tab/>O</text:span><text:span text:style-name="T1">n</text:span><text:span text:style-name="T19"> </text:span><text:span text:style-name="T15">B</text:span><text:span text:style-name="T1">udget </text:span><text:span text:style-name="T15">C</text:span><text:span text:style-name="T1">o</text:span><text:span text:style-name="T19">m</text:span><text:span text:style-name="T15">m</text:span><text:span text:style-name="T19">it</text:span><text:span text:style-name="T15">t</text:span><text:span text:style-name="T1">ee</text:span><text:span text:style-name="T15"> </text:span><text:span text:style-name="T19">f</text:span><text:span text:style-name="T1">or Phi </text:span><text:span text:style-name="T19">K</text:span><text:span text:style-name="T9">a</text:span><text:span text:style-name="T1">p</text:span><text:span text:style-name="T21">p</text:span><text:span text:style-name="T1">a</text:span><text:span text:style-name="T28"> </text:span><text:span text:style-name="T1">T</text:span><text:span text:style-name="T21">h</text:span><text:span text:style-name="T9">e</text:span><text:span text:style-name="T15">t</text:span><text:span text:style-name="T1">a</text:span><text:span text:style-name="T19"> </text:span><text:span text:style-name="T21">F</text:span><text:span text:style-name="T15">r</text:span><text:span text:style-name="T1">a</text:span><text:span text:style-name="T15">t</text:span><text:span text:style-name="T1">e</text:span><text:span text:style-name="T19">r</text:span><text:span text:style-name="T9">n</text:span><text:span text:style-name="T19">i</text:span><text:span text:style-name="T15">t</text:span><text:span text:style-name="T45">y</text:span><text:span text:style-name="T1">.</text:span></text:p>
      <text:p text:style-name="P26"><text:tab/>Built a working version of the card game Dominion in Java, then built an AI to play it.</text:p>
      <text:p text:style-name="P26"><text:tab/>Made a basic computer in a logical simulator, then wrote assembly to run on it.</text:p>
      <text:p text:style-name="P22"><text:span text:style-name="T15"><text:tab/>R</text:span><text:span text:style-name="T9">e</text:span><text:span text:style-name="T32">f</text:span><text:span text:style-name="T9">e</text:span><text:span text:style-name="T19">r</text:span><text:span text:style-name="T1">ee</text:span><text:span text:style-name="T15"> </text:span><text:span text:style-name="T19">f</text:span><text:span text:style-name="T1">or </text:span><text:span text:style-name="T19">G</text:span><text:span text:style-name="T9">e</text:span><text:span text:style-name="T21">o</text:span><text:span text:style-name="T28">r</text:span><text:span text:style-name="T1">g</text:span><text:span text:style-name="T15">i</text:span><text:span text:style-name="T1">a</text:span><text:span text:style-name="T2"> </text:span><text:span text:style-name="T26">T</text:span><text:span text:style-name="T1">ech</text:span><text:span text:style-name="T19"> I</text:span><text:span text:style-name="T9">n</text:span><text:span text:style-name="T19">t</text:span><text:span text:style-name="T15">r</text:span><text:span text:style-name="T1">a</text:span><text:span text:style-name="T15">m</text:span><text:span text:style-name="T21">u</text:span><text:span text:style-name="T15">r</text:span><text:span text:style-name="T1">al </text:span><text:span text:style-name="T21">S</text:span><text:span text:style-name="T9">o</text:span><text:span text:style-name="T1">ccer a</text:span><text:span text:style-name="T9">n</text:span><text:span text:style-name="T1">d</text:span><text:span text:style-name="T2"> </text:span><text:span text:style-name="T53">V</text:span><text:span text:style-name="T21">o</text:span><text:span text:style-name="T15">l</text:span><text:span text:style-name="T19">l</text:span><text:span text:style-name="T9">e</text:span><text:span text:style-name="T21">y</text:span><text:span text:style-name="T9">b</text:span><text:span text:style-name="T1">a</text:span><text:span text:style-name="T19">l</text:span><text:span text:style-name="T15">l</text:span><text:span text:style-name="T1">.</text:span></text:p>
      <text:p text:style-name="P23"><text:span text:style-name="T9"><text:tab/>1</text:span><text:span text:style-name="T1">970</text:span><text:span text:style-name="T19"> </text:span><text:span text:style-name="T21">S</text:span><text:span text:style-name="T54">A</text:span><text:span text:style-name="T1">T</text:span><text:span text:style-name="T28"> </text:span><text:span text:style-name="T21">S</text:span><text:span text:style-name="T9">c</text:span><text:span text:style-name="T21">o</text:span><text:span text:style-name="T15">r</text:span><text:span text:style-name="T1">e; 32</text:span><text:span text:style-name="T51"> </text:span><text:span text:style-name="T19">A</text:span><text:span text:style-name="T15">C</text:span><text:span text:style-name="T1">T</text:span><text:span text:style-name="T2"> </text:span><text:span text:style-name="T1">Sco</text:span><text:span text:style-name="T15">r</text:span><text:span text:style-name="T9">e</text:span><text:span text:style-name="T1">.</text:span></text:p>
      <text:p text:style-name="P5"><text:span text:style-name="T52"><text:tab/>M</text:span><text:span text:style-name="T12">e</text:span><text:span text:style-name="T20">m</text:span><text:span text:style-name="T52">ber of </text:span><text:span text:style-name="T20">G</text:span><text:span text:style-name="T12">e</text:span><text:span text:style-name="T22">o</text:span><text:span text:style-name="T31">r</text:span><text:span text:style-name="T52">g</text:span><text:span text:style-name="T20">i</text:span><text:span text:style-name="T52">a</text:span><text:span text:style-name="T31"> </text:span><text:span text:style-name="T48">T</text:span><text:span text:style-name="T12">e</text:span><text:span text:style-name="T52">ch's </text:span><text:span text:style-name="T18">A</text:span><text:span text:style-name="T52">ssoc</text:span><text:span text:style-name="T18">i</text:span><text:span text:style-name="T52">a</text:span><text:span text:style-name="T18">t</text:span><text:span text:style-name="T20">i</text:span><text:span text:style-name="T22">o</text:span><text:span text:style-name="T52">n</text:span><text:span text:style-name="T18"> </text:span><text:span text:style-name="T20">f</text:span><text:span text:style-name="T52">or </text:span><text:span text:style-name="T18">C</text:span><text:span text:style-name="T52">o</text:span><text:span text:style-name="T18">m</text:span><text:span text:style-name="T22">p</text:span><text:span text:style-name="T52">u</text:span><text:span text:style-name="T18">t</text:span><text:span text:style-name="T20">i</text:span><text:span text:style-name="T52">ng</text:span><text:span text:style-name="T20"> </text:span><text:span text:style-name="T12">M</text:span><text:span text:style-name="T52">ach</text:span><text:span text:style-name="T20">i</text:span><text:span text:style-name="T52">n</text:span><text:span text:style-name="T12">e</text:span><text:span text:style-name="T18">r</text:span><text:span text:style-name="T48">y</text:span><text:span text:style-name="T5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445in" fo:margin-bottom="0.1945in" fo:margin-left="0.9307in" fo:margin-right="0.958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Document was created by {applicationname}, version: {version}</dc:description>
    <meta:initial-creator>Henry</meta:initial-creator>
    <meta:creation-date>2012-09-05T13:31:00</meta:creation-date>
    <dc:creator>Henry Smith</dc:creator>
    <dc:date>2012-09-05T14:00:03</dc:date>
    <meta:editing-cycles>3</meta:editing-cycles>
    <meta:editing-duration>PT574H38M12S</meta:editing-duration>
    <meta:generator>LibreOffice/3.6$Windows_x86 LibreOffice_project/2ef5aff-a6fb0ff-166bdff-cf087ad-0f1389</meta:generator>
    <meta:document-statistic meta:table-count="0" meta:image-count="0" meta:object-count="0" meta:page-count="1" meta:paragraph-count="36" meta:word-count="261" meta:character-count="1767" meta:non-whitespace-character-count="1533"/>
  </office:meta>
</office:document-meta>
</file>